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weight="normal" officeooo:rsid="0016a60b" officeooo:paragraph-rsid="000c28d2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seudo-code du script : </text:p>
      <text:p text:style-name="P1"/>
      <text:p text:style-name="P1">FONCTION structure(nom_ville, code_pays) : tableau</text:p>
      <text:p text:style-name="P1"><text:s text:c="4"/>Variable locale : response, data, temp_actuelle, description, humidite, pression</text:p>
      <text:p text:style-name="P1"/>
      <text:p text:style-name="P1"><text:s text:c="4"/>Envoyer une requête GET à l'API OpenWeather avec nom_ville et code_pays</text:p>
      <text:p text:style-name="P1"/>
      <text:p text:style-name="P1"><text:s text:c="4"/>SI le statut de la réponse = 200 ALORS</text:p>
      <text:p text:style-name="P1"><text:s text:c="8"/>Afficher "Statut de la réponse : ", statut de la réponse</text:p>
      <text:p text:style-name="P1"/>
      <text:p text:style-name="P1"><text:s text:c="8"/>Convertir la réponse en JSON et stocker dans data</text:p>
      <text:p text:style-name="P1"/>
      <text:p text:style-name="P1"><text:s text:c="8"/>temp_actuelle ← data["main"]["temp"]</text:p>
      <text:p text:style-name="P1"><text:s text:c="8"/>description <text:s text:c="2"/>← data["weather"][0]["description"]</text:p>
      <text:p text:style-name="P1"><text:s text:c="8"/>humidite <text:s text:c="5"/>← data["main"]["humidity"]</text:p>
      <text:p text:style-name="P1"><text:s text:c="8"/>pression <text:s text:c="5"/>← data["main"]["pressure"]</text:p>
      <text:p text:style-name="P1"/>
      <text:p text:style-name="P1"><text:s text:c="8"/>RETOURNER temp_actuelle, description, humidite, pression</text:p>
      <text:p text:style-name="P1"><text:s text:c="4"/>SINON</text:p>
      <text:p text:style-name="P1"><text:s text:c="8"/>Afficher "La ville recherchée est inexistante !"</text:p>
      <text:p text:style-name="P1"><text:s text:c="8"/>Afficher "Statut de la réponse : ", statut de la réponse</text:p>
      <text:p text:style-name="P1"><text:s text:c="8"/>RETOURNER rien</text:p>
      <text:p text:style-name="P1"><text:s text:c="4"/>FIN SI</text:p>
      <text:p text:style-name="P1">FIN FONCTION</text:p>
      <text:p text:style-name="P1"/>
      <text:p text:style-name="P1"/>
      <text:p text:style-name="P1"/>
      <text:p text:style-name="P1">FONCTION affichage(nom_ville, code_pays, temp_actuelle, description, humidite, pression) : chaîne</text:p>
      <text:p text:style-name="P1"><text:s text:c="4"/></text:p>
      <text:p text:style-name="P1"><text:s text:c="4"/>Afficher "Température : ", temp_actuelle, "°C"</text:p>
      <text:p text:style-name="P1"><text:s text:c="4"/>Afficher "Description : ", description</text:p>
      <text:p text:style-name="P1"><text:s text:c="4"/>Afficher "Humidité : ", humidite, "%"</text:p>
      <text:p text:style-name="P1"><text:s text:c="4"/>Afficher "Pression : ", pression, " hPa"</text:p>
      <text:p text:style-name="P1"/>
      <text:p text:style-name="P1"><text:s text:c="4"/>ligne ← "Ville : " + nom_ville + "\n"</text:p>
      <text:p text:style-name="P1"><text:s text:c="4"/>ligne ← ligne + "Code ISO du pays : " + code_pays + "\n"</text:p>
      <text:p text:style-name="P1"><text:s text:c="4"/>ligne ← ligne + "Température : " + temp_actuelle + "°C\n"</text:p>
      <text:p text:style-name="P1"><text:s text:c="4"/>ligne ← ligne + "Description : " + description + "\n"</text:p>
      <text:p text:style-name="P1"><text:s text:c="4"/>ligne ← ligne + "Humidité : " + humidite + "%\n"</text:p>
      <text:p text:style-name="P1"><text:s text:c="4"/>ligne ← ligne + "Pression : " + pression + " hPa\n"</text:p>
      <text:p text:style-name="P1"/>
      <text:p text:style-name="P1"><text:s text:c="4"/>RETOURNER ligne</text:p>
      <text:p text:style-name="P1">FIN FONCTION</text:p>
      <text:p text:style-name="P1"/>
      <text:p text:style-name="P1"/>
      <text:p text:style-name="P1">FONCTION ecriture(ligne)</text:p>
      <text:p text:style-name="P1"><text:s text:c="4"/>Ouvrir un fichier texte nommé "RapportMétéo.txt" en écriture et le stocker dans fichier</text:p>
      <text:p text:style-name="P1"><text:s text:c="4"/>Écrire ligne dans fichier</text:p>
      <text:p text:style-name="P1"><text:s text:c="4"/>Fermer fichier</text:p>
      <text:p text:style-name="P1"><text:s text:c="4"/>Afficher "Le fichier a bien été créé !"</text:p>
      <text:p text:style-name="P1">FIN FONCTION</text:p>
      <text:p text:style-name="P1"><text:soft-page-break/></text:p>
      <text:p text:style-name="P1"/>
      <text:p text:style-name="P1">// Programme Principal</text:p>
      <text:p text:style-name="P1"/>
      <text:p text:style-name="P1">Variable locale : nom_ville, code_pays, resultat, temp_actuelle, description, humidite, pression, ligne</text:p>
      <text:p text:style-name="P1"/>
      <text:p text:style-name="P1">Afficher "Veuillez saisir le nom de la ville :"</text:p>
      <text:p text:style-name="P1">Lire nom_ville</text:p>
      <text:p text:style-name="P1"/>
      <text:p text:style-name="P1">Afficher "Veuillez saisir le code ISO du pays :"</text:p>
      <text:p text:style-name="P1">Lire code_pays</text:p>
      <text:p text:style-name="P1"/>
      <text:p text:style-name="P1">resultat ← structure(nom_ville, code_pays)</text:p>
      <text:p text:style-name="P1"/>
      <text:p text:style-name="P1">SI resultat n'est pas rien ALORS</text:p>
      <text:p text:style-name="P1"><text:s text:c="4"/>temp_actuelle ← resultat[0]</text:p>
      <text:p text:style-name="P1"><text:s text:c="4"/>description <text:s text:c="2"/>← resultat[1]</text:p>
      <text:p text:style-name="P1"><text:s text:c="4"/>humidite <text:s text:c="5"/>← resultat[2]</text:p>
      <text:p text:style-name="P1"><text:s text:c="4"/>pression <text:s text:c="5"/>← resultat[3]</text:p>
      <text:p text:style-name="P1"/>
      <text:p text:style-name="P1"><text:s text:c="4"/>ligne ← affichage(nom_ville, code_pays, temp_actuelle, description, humidite, pression)</text:p>
      <text:p text:style-name="P1"/>
      <text:p text:style-name="P1"><text:s text:c="4"/>ecriture(ligne)</text:p>
      <text:p text:style-name="P1">FIN SI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6-18T10:25:09.614000000</meta:creation-date>
    <dc:date>2025-06-18T10:25:31.685000000</dc:date>
    <meta:editing-duration>PT22S</meta:editing-duration>
    <meta:editing-cycles>1</meta:editing-cycles>
    <meta:document-statistic meta:table-count="0" meta:image-count="0" meta:object-count="0" meta:page-count="2" meta:paragraph-count="53" meta:word-count="305" meta:character-count="2244" meta:non-whitespace-character-count="1778"/>
    <meta:generator>LibreOffice/24.8.7.2$Windows_X86_64 LibreOffice_project/e07d0a63a46349d29051da79b1fde8160bab2a89</meta:generator>
  </office:meta>
</office:document-meta>
</file>